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gradient" draw:fill-color="#00ff00" draw:fill-gradient-name="Gradient_20_1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gradient" draw:fill-color="#ff00ff" draw:fill-gradient-name="Gradient_20_9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gradient" draw:fill-color="#00ff00" draw:fill-gradient-name="Gradient_20_8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solid" draw:fill-color="#008000" draw:textarea-vertical-align="middle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gradient" draw:fill-color="#ffffff" draw:fill-gradient-name="Gradient_20_1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9" style:family="graphic" style:parent-style-name="objectwithoutfill">
      <style:graphic-properties draw:stroke="solid" svg:stroke-width="0.05cm" svg:stroke-color="#000000" draw:marker-start-width="0.275cm" draw:marker-end-width="0.275cm" draw:fill="none" draw:fill-color="#008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solid" draw:fill-color="#00ae00" draw:textarea-vertical-align="middle" fo:padding-top="0.1cm" fo:padding-bottom="0.1cm" fo:padding-left="0.225cm" fo:padding-right="0.225cm"/>
    </style:style>
    <style:style style:name="gr11" style:family="graphic" style:parent-style-name="objectwithoutfill">
      <style:graphic-properties draw:stroke="solid" svg:stroke-width="0.05cm" svg:stroke-color="#000000" draw:marker-start-width="0.275cm" draw:marker-end-width="0.275cm" draw:fill="none" draw:fill-color="#00ae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ff0000" draw:marker-start-width="0.275cm" draw:marker-end-width="0.275cm" draw:fill="none" draw:fill-color="#00ae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1.509cm" svg:height="0.784cm" svg:x="5.376cm" svg:y="4.718cm" svg:viewBox="0 0 1510 785" svg:d="m1510 272c-29 17-122 78-171 102-4-58 30-166 12-205-24 84-227 197-237 189-28-22-56-72-51-136-67 72-122-38-214 51-11-70-49-83-63-171-81-12-47-70-122-98-67-25-595 77-658 134-57 53 266 802 1356 618 67 5 148-484 148-484z">
            <text:p/>
          </draw:path>
          <draw:path draw:style-name="gr2" draw:text-style-name="P1" draw:layer="layout" svg:width="1.047cm" svg:height="0.598cm" svg:x="5.622cm" svg:y="4.942cm" svg:viewBox="0 0 1048 599" svg:d="m202 23c43 22 8-27 55-17 45 9 91-12 137-4 50 9 102 21 137 60 38 43 87 72 136 98 52 28 162 32 175 81 12 44 214 241 205 286-11 60-363-37-409-17-48 21-89 52-137 73-52 22-107 17-158 8-53-8-94-45-133-76-45-37-40-106-89-137-46-29-99-137-120-188-17-42 163-186 201-167z">
            <text:p/>
          </draw:path>
          <draw:path draw:style-name="gr3" draw:text-style-name="P1" draw:layer="layout" svg:width="0.684cm" svg:height="2.088cm" svg:x="6.881cm" svg:y="3.337cm" svg:viewBox="0 0 685 2089" svg:d="m191 1608c47-29 21-465 16-510-6-48-71-114 30-128 49-8 105-34 119-86 14-49-4-103 4-153 9-53 23-266 47-312 28-53 80-16 137-30 68-18 26-259 39-389 32 158 122 430 98 474-23 41-141 388-120 436 22 48 102 70 86 137-12 50-273 229-270 283 3 47 296 613-150 748-37 41-227-53-227-53z">
            <text:p/>
          </draw:path>
          <draw:path draw:style-name="gr3" draw:text-style-name="P1" draw:layer="layout" svg:width="2.75cm" svg:height="3.083cm" svg:x="4.541cm" svg:y="3.497cm" svg:viewBox="0 0 2751 3084" svg:d="m699 133c-446 29-614 484-609 542 5 57 23 111 21 167-1 54 32 126-10 162-47 40-112 383-99 439 13 58 34 116 67 167 34 52 69 107 89 167 18 53 13 112 21 167 8 53-110 582-120 642-8 52-37 103-21 157 444 332 870 275 924 302 93 47 275-121 324-167 50-47 122-3 167 32 49 38 110 59 162 94 50 33 122 15 156-27 62-266 186-156 235-135 70 29 123 91 193 120 63 26 113 76 178 99 52 18 108 35 167 11 51-22 95-47 157-53 49-5 88-123-11-130-69-5-347-184-329-465 11-56 6-110 42-162 37-52 53-115 83-172 30-56 53-109 53-167-1-62-49-114-79-167-29-51-58-104-73-162-10-41 74-163-47-89-56 35-140 287-137 398-93-131-134-34-168-195-51 17-110 219-161 235-54-17-94-372-148-389-43 7-113 262-147 362-37-31-5-423-79-353-17 16-255 413-216 273 14-53-482-303-497-356-14-52 398-77 416-127 94-255 311-49 328-4 36 95 78 11 125 5 2-25 30-117 30-117 147 111 171 0 234-48 11 98 22 134 95 221 43-41 35-147 127-124 54 14 100 83 157 63 76-27-13-99 36-157 35-41 65-100 52-156s8-102 5-157c-2-56 13-111 21-167 8-52 2-105 0-157-2-57-26-114-62-156-44-51-66-112-100-167-36-60-70-125-120-173-38-37-88-68-161-57-59 9-1271 131-1271 131z">
            <text:p/>
          </draw:path>
          <draw:path draw:style-name="gr4" draw:text-style-name="P1" draw:layer="layout" svg:width="0.267cm" svg:height="0.242cm" svg:x="5.231cm" svg:y="4.167cm" svg:viewBox="0 0 268 243" svg:d="m75 10c-44 39-84 98-73 162 18 105 75 44 146 68 74 25 69-93 110-146 43-57-62-98-110-84l-31-10z">
            <text:p/>
          </draw:path>
          <draw:path draw:style-name="gr4" draw:text-style-name="P1" draw:layer="layout" svg:width="0.383cm" svg:height="0.423cm" draw:transform="rotate (0.968134136081254) translate (4.7629218383854cm 4.73343474527118cm)" svg:viewBox="0 0 384 424" svg:d="m190 132c-76-22-102 67-141 109-36 39-78 127-21 162 35 22 123 48 125-42 2-81 99-51 146-31 72 30 104-77 74-125v-68-52l-143-85z">
            <text:p/>
          </draw:path>
          <draw:path draw:style-name="gr4" draw:text-style-name="P1" draw:layer="layout" svg:width="0.397cm" svg:height="0.501cm" svg:x="5.124cm" svg:y="5.187cm" svg:viewBox="0 0 398 502" svg:d="m262 5c-68 16-144 47-173 115-22 54-13 115-20 172-8 58-76 101-68 157 10 74 112 41 172 52 67 13 89-70 115-120 29-57-92-155 26-115 85 29 80-60 83-104 6-67-32-114-62-162l-42 10z">
            <text:p/>
          </draw:path>
          <draw:path draw:style-name="gr4" draw:text-style-name="P1" draw:layer="layout" svg:width="0.536cm" svg:height="0.412cm" svg:x="4.748cm" svg:y="5.886cm" svg:viewBox="0 0 537 413" svg:d="m210 0c-35 54-17 110-31 172-18 78-97 73-141 105-111 78 53 76 88 115 65 72 106-56 152-94 55-45 127-87 177-47 85 66 99-65 63-99l-26-53-52-36 21-16z">
            <text:p/>
          </draw:path>
          <draw:path draw:style-name="gr4" draw:text-style-name="P1" draw:layer="layout" svg:width="0.577cm" svg:height="0.431cm" svg:x="4.728cm" svg:y="3.696cm" svg:viewBox="0 0 578 432" svg:d="m509 1c-83-11-159 46-240 42-83-4-83 82-120 125-44 50-168 70-146 141 22 71 120 87 187 115 61 26 120-24 178-36 73-16 64-114 146-105l52 32 12-177z">
            <text:p/>
          </draw:path>
          <draw:path draw:style-name="gr3" draw:text-style-name="P1" draw:layer="layout" svg:width="0.887cm" svg:height="1.887cm" svg:x="4.139cm" svg:y="3.342cm" svg:viewBox="0 0 888 1888" svg:d="m775 1888c-35-45-154-165-201-201-41-32-94-12-141-17-48-4-110 16-137-51-20-51-62-397-68-444-5-43-140-249-149-294-8-46-92-456-77-501 16-50 39-114 94-128 75-19 44-85 34-124-12-43-29-85-43-128 37 21 93 30 111 64 25 44 124 376 94 410-37 42-35 87-34 133 1 54 135 208 128 256-7 47 2 102 34 137 39 42 87 78 137 106 47 27 90 68 98 124 8 47 25 92 30 141 5 46-2 96 22 137 22 39 121 73 181 109-139 45-113 271-113 271z">
            <text:p/>
          </draw:path>
          <draw:custom-shape draw:style-name="gr5" draw:text-style-name="P1" draw:layer="layout" svg:width="0.642cm" svg:height="0.908cm" draw:transform="rotate (-0.0813323431429363) translate (5.958cm 3.2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42cm" svg:height="0.908cm" svg:x="5.606cm" svg:y="3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42cm" svg:height="0.908cm" draw:transform="rotate (0.0827286065445312) translate (5.288cm 3.2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2cm" svg:height="0.219cm" draw:transform="skewX (-0.00453785605518528) rotate (-0.338070276111302) translate (5.726cm 3.6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62cm" svg:height="0.219cm" draw:transform="skewX (-0.00453785605518528) rotate (-0.718552053046065) translate (5.766cm 3.6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32cm" svg:height="0.213cm" draw:transform="rotate (-0.106988683147252) translate (6.063cm 3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26cm" svg:height="0.209cm" draw:transform="rotate (-0.358316095434435) translate (6.09cm 3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46cm" svg:height="0.203cm" draw:transform="skewX (0.00488692190558407) rotate (-0.487470460082016) translate (6.378cm 3.7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" draw:layer="layout" svg:width="0.357cm" svg:height="0.063cm" draw:transform="skewX (0.00698131700797733) rotate (-0.549080582677417) translate (5.3711072487179cm 3.99209217831328cm)" svg:viewBox="0 0 358 64" svg:d="m0 57c96-29 232 65 358-57">
            <text:p/>
          </draw:path>
          <draw:path draw:style-name="gr9" draw:text-style-name="P1" draw:layer="layout" svg:width="0.201cm" svg:height="0.019cm" draw:transform="rotate (0.146084058391925) translate (5.81590571626129cm 4.18748772616429cm)" svg:viewBox="0 0 202 20" svg:d="m0 0c142 45 135 0 202 0">
            <text:p/>
          </draw:path>
          <draw:path draw:style-name="gr9" draw:text-style-name="P1" draw:layer="layout" svg:width="0.34cm" svg:height="0.141cm" draw:transform="rotate (0.288153859504264) translate (6.23264939274036cm 4.08004479855122cm)" svg:viewBox="0 0 341 142" svg:d="m0 124c183 67 227-69 341-124">
            <text:p/>
          </draw:path>
          <draw:path draw:style-name="gr10" draw:text-style-name="P1" draw:layer="layout" svg:width="0.247cm" svg:height="0.297cm" svg:x="5.523cm" svg:y="4.379cm" svg:viewBox="0 0 248 298" svg:d="m71 4c-72-27-106 86-21 115 64 21 35 114 84 156 86 75 56-51 78-88 24-39 76-131-21-141l-10-11z">
            <text:p/>
          </draw:path>
          <draw:path draw:style-name="gr10" draw:text-style-name="P1" draw:layer="layout" svg:width="0.379cm" svg:height="0.363cm" svg:x="5.589cm" svg:y="5.646cm" svg:viewBox="0 0 380 364" svg:d="m136 42c-68-6-102 63-125 120-27 66-2 148 52 162 59 14 112 77 167 10 48-57-94-136 32-135 40 0 139 27 114-53l-20-52-47-52-16-42z">
            <text:p/>
          </draw:path>
          <draw:path draw:style-name="gr10" draw:text-style-name="P1" draw:layer="layout" svg:width="0.294cm" svg:height="0.268cm" svg:x="6.149cm" svg:y="5.886cm" svg:viewBox="0 0 295 269" svg:d="m108 0c-45 17-145 46-94 120 29 43 25 122 99 125 53 3 119 45 162 11 51-41-14-110 0-167l-5-52v-27z">
            <text:p/>
          </draw:path>
          <draw:path draw:style-name="gr11" draw:text-style-name="P1" draw:layer="layout" svg:width="0.429cm" svg:height="0.11cm" draw:transform="rotate (1.77028746029785) translate (5.30507075369222cm 4.99797461712443cm)" svg:viewBox="0 0 430 111" svg:d="m0 38c123-1 381-122 430 73">
            <text:p/>
          </draw:path>
          <draw:path draw:style-name="gr11" draw:text-style-name="P1" draw:layer="layout" svg:width="0.259cm" svg:height="0.055cm" draw:transform="rotate (-0.5850343652685) translate (5.21433222797928cm 4.40671098445596cm)" svg:viewBox="0 0 260 56" svg:d="m0 0c106 75 188 53 260 53">
            <text:p/>
          </draw:path>
          <draw:path draw:style-name="gr9" draw:text-style-name="P1" draw:layer="layout" svg:width="0.176cm" svg:height="0.078cm" draw:transform="skewX (0.0153588974175501) rotate (0.148003920569119) translate (4.83860518134715cm 5.23451792746114cm)" svg:viewBox="0 0 177 79" svg:d="m0 0c82 126 110 64 177 64">
            <text:p/>
          </draw:path>
          <draw:path draw:style-name="gr12" draw:text-style-name="P1" draw:layer="layout" svg:width="0.124cm" svg:height="0.284cm" svg:x="5.464cm" svg:y="3.533cm" svg:viewBox="0 0 125 285" svg:d="m0 0c31 77 88 71 125 103-26 35-99 76-125 110 28 28 90 44 118 7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27T14:30:34</meta:creation-date>
    <dc:date>2013-10-01T13:42:32</dc:date>
    <dc:creator>yves </dc:creator>
    <meta:editing-duration>PT6M2S</meta:editing-duration>
    <meta:editing-cycles>2</meta:editing-cycles>
    <meta:generator>LibreOffice/4.0.2.2$Linux_X86_64 LibreOffice_project/400m0$Build-2</meta:generator>
    <meta:document-statistic meta:object-count="29"/>
  </office:meta>
</office:document-meta>
</file>